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9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2" style:family="table-cell" style:parent-style-name="Default">
      <style:table-cell-properties fo:background-color="#dddddd" style:cell-protect="protected" style:print-content="tru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color="#0000ff"/>
    </style:style>
    <style:style style:name="ce6" style:family="table-cell" style:parent-style-name="Default">
      <style:table-cell-properties style:cell-protect="protected" style:print-content="true" fo:border="0.002cm solid #000000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cell-protect="protected" style:print-content="true" fo:border="0.002cm solid #000000"/>
    </style:style>
    <style:style style:name="ce8" style:family="table-cell" style:parent-style-name="Default">
      <style:table-cell-properties style:cell-protect="hidden-and-protected" style:print-content="true"/>
    </style:style>
    <style:style style:name="ce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08">
      <style:table-cell-properties style:cell-protect="none" style:print-content="tru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">
      <style:table-cell-properties style:cell-protect="none" style:print-content="tru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cell-protect="none" style:print-content="tru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ackground-color="#dddddd" style:cell-protect="protected" style:print-content="tru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">
      <style:table-cell-properties fo:background-color="#dddddd" style:cell-protect="protected" style:print-content="tru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fo:background-color="#dddddd" style:cell-protect="protected" style:print-content="tru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8">
      <style:table-cell-properties fo:background-color="#dddddd" style:cell-protect="protected formula-hidden" style:print-content="true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cell-protect="protected" style:print-content="true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opacity="50%" draw:textarea-horizontal-align="center" draw:textarea-vertical-align="middle" draw:shadow-opacity="5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1" table:style-name="ta1" table:protected="true" table:protection-key="MaK7hCIrtugvBnLj8AhDVzZ9skk=" table:print-ranges="Ark1.A1:Ark1.J32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Input Values</text:p>
          </table:table-cell>
          <table:table-cell table:style-name="ce9"/>
          <table:table-cell>
            <draw:frame table:end-cell-address="Ark1.H31" table:end-x="2.052cm" table:end-y="0.405cm" draw:z-index="0" draw:style-name="gr1" draw:text-style-name="P1" svg:width="12.792cm" svg:height="12.553cm" svg:x="0.783cm" svg:y="0.263cm">
              <draw:object draw:notify-on-update-of-ranges="Ark1.B18:Ark1.B18 Ark1.B19:Ark1.B19 Ark1.A37:Ark1.A47 Ark1.B37:Ark1.B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>
            <text:p>Spring Length[mm]</text:p>
          </table:table-cell>
          <table:table-cell table:style-name="ce10" office:value-type="float" office:value="20">
            <text:p>20,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Spring Outer Diameter [mm]</text:p>
          </table:table-cell>
          <table:table-cell table:style-name="ce10" office:value-type="float" office:value="22">
            <text:p>22,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Wire Diameter d [mm]</text:p>
          </table:table-cell>
          <table:table-cell table:style-name="ce10" office:value-type="float" office:value="1.6">
            <text:p>1,6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Load F [N]</text:p>
          </table:table-cell>
          <table:table-cell table:style-name="ce10" office:value-type="float" office:value="15">
            <text:p>15,0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Deflection at load F [mm]</text:p>
          </table:table-cell>
          <table:table-cell table:style-name="ce10" office:value-type="float" office:value="7">
            <text:p>7,0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Number of Inactive Coils N</text:p>
          </table:table-cell>
          <table:table-cell table:style-name="ce11" office:value-type="float" office:value="4">
            <text:p>4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Modulus of Rigidity G [psi]</text:p>
          </table:table-cell>
          <table:table-cell table:style-name="ce12" office:value-type="float" office:value="11500000">
            <text:p>115000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Calculated values</text:p>
          </table:table-cell>
          <table:table-cell table:style-name="ce9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Modulus of Rigidity G [Gpa]</text:p>
          </table:table-cell>
          <table:table-cell table:style-name="ce13" table:formula="of:=[.B8]*6894.7572932/1000000000" office:value-type="float" office:value="79.2897088718">
            <text:p>79,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Active Length [mm]</text:p>
          </table:table-cell>
          <table:table-cell table:style-name="ce13" table:formula="of:=[.B2]-[.B7]*[.B4]" office:value-type="float" office:value="13.6">
            <text:p>13,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Spring Constant k [N/mm]</text:p>
          </table:table-cell>
          <table:table-cell table:style-name="ce13" table:formula="of:=[.B5]/[.B6]" office:value-type="float" office:value="2.14285714285714">
            <text:p>2,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Spring Index C</text:p>
          </table:table-cell>
          <table:table-cell table:style-name="ce13" table:formula="of:=[.B3]/[.B4]" office:value-type="float" office:value="13.75">
            <text:p>13,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Wahl Factor K</text:p>
          </table:table-cell>
          <table:table-cell table:style-name="ce13" table:formula="of:=([.B13]-1)/([.B13]-4)+(0.615/[.B13])" office:value-type="float" office:value="1.35241958041958">
            <text:p>1,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Stress [Mpa]</text:p>
          </table:table-cell>
          <table:table-cell table:style-name="ce14" table:formula="of:=8*[.B14]*[.B5]*[.B13]/(PI()*[.B4]*[.B4])" office:value-type="float" office:value="277.463305656853">
            <text:p>27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Number of Active Coils [n]</text:p>
          </table:table-cell>
          <table:table-cell table:style-name="ce14" table:formula="of:=[.B10]*1000*[.B4]/(8*[.B13]*[.B13]*[.B13]*[.B12])" office:value-type="float" office:value="2.84672493460086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Spring Pitch[mm/rev]</text:p>
          </table:table-cell>
          <table:table-cell table:style-name="ce13" table:formula="of:=[.B11]/[.B16]" office:value-type="float" office:value="4.77741977621271">
            <text:p>4,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/d Ratio</text:p>
          </table:table-cell>
          <table:table-cell table:style-name="ce15" table:formula="of:=[.B11]/[.B3]" office:value-type="float" office:value="0.618181818181818">
            <text:p>0,6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x2/L Ratio</text:p>
          </table:table-cell>
          <table:table-cell table:style-name="ce15" table:formula="of:=[.B6]/[.B11]" office:value-type="float" office:value="0.514705882352941">
            <text:p>0,51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>
            <text:p>Approx Wire Length [mm]</text:p>
          </table:table-cell>
          <table:table-cell table:style-name="ce14" table:formula="of:=([.B3]-[.B4])*PI()*([.B7]+[.B16])" office:value-type="float" office:value="438.796263416119">
            <text:p>439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>
            <text:p>Mandrel Size [mm]</text:p>
          </table:table-cell>
          <table:table-cell table:style-name="ce16" table:formula="of:=((0.980364+(-0.012436*([.B3]-[.B4])/[.B4]))*([.B3]-[.B4])-[.B4])" office:value-type="float" office:value="15.164822">
            <text:p>15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*Mandrel Size only valid for spring steel in this calculator</text:p>
          </table:table-cell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5" office:value-type="string">
            <text:p>Reference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6" office:value-type="string">
            <text:p>Material</text:p>
          </table:table-cell>
          <table:table-cell table:style-name="ce17" office:value-type="string">
            <text:p>Modulus Of Rigidity G [psi]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>
            <text:p>Brass</text:p>
          </table:table-cell>
          <table:table-cell table:style-name="ce18" office:value-type="float" office:value="5000000">
            <text:p>50000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>
            <text:p>Hard Drawn Steel</text:p>
          </table:table-cell>
          <table:table-cell table:style-name="ce18" office:value-type="float" office:value="11500000">
            <text:p>115000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>
            <text:p>Music Wire</text:p>
          </table:table-cell>
          <table:table-cell table:style-name="ce18" office:value-type="float" office:value="11500000">
            <text:p>115000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>
            <text:p>Phosphor Bronze</text:p>
          </table:table-cell>
          <table:table-cell table:style-name="ce18" office:value-type="float" office:value="6250000">
            <text:p>625000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7" office:value-type="string">
            <text:p>Stainless steel 316</text:p>
          </table:table-cell>
          <table:table-cell table:style-name="ce18" office:value-type="float" office:value="10000000">
            <text:p>1000000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7" office:value-type="string">
            <text:p>Stainless steel 302</text:p>
          </table:table-cell>
          <table:table-cell table:style-name="ce18" office:value-type="float" office:value="10000000">
            <text:p>10000000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8" office:value-type="string">
            <text:p>Buckling Diagram Limits</text:p>
          </table:table-cell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8" office:value-type="float" office:value="0">
            <text:p>0</text:p>
          </table:table-cell>
          <table:table-cell table:style-name="ce8" office:value-type="float" office:value="0.72">
            <text:p>0,7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72">
            <text:p>0,72</text:p>
          </table:table-cell>
          <table:table-cell table:number-columns-repeated="1022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0.715">
            <text:p>0,715</text:p>
          </table:table-cell>
          <table:table-cell table:number-columns-repeated="1022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0.68">
            <text:p>0,68</text:p>
          </table:table-cell>
          <table:table-cell table:number-columns-repeated="1022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0.63">
            <text:p>0,63</text:p>
          </table:table-cell>
          <table:table-cell table:number-columns-repeated="1022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0.52">
            <text:p>0,52</text:p>
          </table:table-cell>
          <table:table-cell table:number-columns-repeated="102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0.4">
            <text:p>0,4</text:p>
          </table:table-cell>
          <table:table-cell table:number-columns-repeated="1022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0.28">
            <text:p>0,28</text:p>
          </table:table-cell>
          <table:table-cell table:number-columns-repeated="1022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0.16">
            <text:p>0,16</text:p>
          </table:table-cell>
          <table:table-cell table:number-columns-repeated="1022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0.08">
            <text:p>0,08</text:p>
          </table:table-cell>
          <table:table-cell table:number-columns-repeated="1022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b" fo:country="N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4">24.09.2022</text:date>, <text:time>08:49:2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geir Emil Gjersdal</meta:initial-creator>
    <meta:creation-date>2022-09-23T08:51:30</meta:creation-date>
    <dc:date>2022-09-24T08:49:20</dc:date>
    <dc:creator>Jogeir Emil Gjersdal</dc:creator>
    <meta:editing-duration>PT3H46M21S</meta:editing-duration>
    <meta:editing-cycles>23</meta:editing-cycles>
    <meta:generator>OpenOffice/4.1.7$Unix OpenOffice.org_project/417m1$Build-9800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93cm" svg:height="13.166cm" xlink:href=".." xlink:type="simple" chart:class="chart:scatter" chart:style-name="ch1">
        <chart:title svg:x="4.519cm" svg:y="0.398cm" chart:style-name="ch2">
          <text:p>Buckling Diagram</text:p>
        </chart:title>
        <chart:subtitle svg:x="0.121cm" svg:y="1.45cm" chart:style-name="ch3">
          <text:p>Blue dot below Red Line = no buckling. 
Blue dot above red line = spring will buckle under load and need support</text:p>
        </chart:subtitle>
        <chart:plot-area chart:style-name="ch4" table:cell-range-address="Ark1.B18:Ark1.B19 Ark1.B37:Ark1.B47" svg:x="1.253cm" svg:y="3.101cm" svg:width="11.03cm" svg:height="8.834cm">
          <chartooo:coordinate-region svg:x="1.994cm" svg:y="3.291cm" svg:width="10.087cm" svg:height="8.015cm"/>
          <chart:axis chart:dimension="x" chart:name="primary-x" chart:style-name="ch5">
            <chart:title svg:x="6.466cm" svg:y="12.199cm" chart:style-name="ch6">
              <text:p>L/D</text:p>
            </chart:title>
          </chart:axis>
          <chart:axis chart:dimension="y" chart:name="primary-y" chart:style-name="ch7">
            <chart:title svg:x="0.451cm" svg:y="7.876cm" chart:style-name="ch8">
              <text:p>x2/L</text:p>
            </chart:title>
          </chart:axis>
          <chart:series chart:style-name="ch9" chart:values-cell-range-address="Ark1.B19:Ark1.B19" chart:class="chart:scatter">
            <chart:domain table:cell-range-address="Ark1.B18:Ark1.B18"/>
            <chart:data-point/>
          </chart:series>
          <chart:series chart:style-name="ch10" chart:values-cell-range-address="Ark1.B37:Ark1.B47" chart:class="chart:scatter">
            <chart:domain table:cell-range-address="Ark1.A37:Ark1.A4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18181818181818">
                <text:p>0.618181818181818</text:p>
                <draw:g>
                  <svg:desc>Ark1.B18:Ark1.B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14705882352941">
                <text:p>0.514705882352941</text:p>
                <draw:g>
                  <svg:desc>Ark1.B19:Ark1.B19</svg:desc>
                </draw:g>
              </table:table-cell>
            </table:table-row>
            <table:table-row>
              <table:table-cell office:value-type="string">
                <text:p>Kolonne A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A37:Ark1.A4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olonne B</text:p>
                <draw:g>
                  <svg:desc/>
                </draw:g>
              </table:table-cell>
              <table:table-cell office:value-type="float" office:value="0.72">
                <text:p>0.72</text:p>
                <draw:g>
                  <svg:desc>Ark1.B37:Ark1.B47</svg:desc>
                </draw:g>
              </table:table-cell>
              <table:table-cell office:value-type="float" office:value="0.72">
                <text:p>0.72</text:p>
              </table:table-cell>
              <table:table-cell office:value-type="float" office:value="0.715">
                <text:p>0.715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  <table:table-cell office:value-type="float" office:value="0.52">
                <text:p>0.52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16">
                <text:p>0.16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